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=0" style:apply-style-name="Zero" style:base-cell-address="19x7.C7"/>
      <style:map style:condition="cell-content()!=0" style:apply-style-name="NonZero" style:base-cell-address="19x7.C7"/>
    </style:style>
    <style:style style:name="ce2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map style:condition="cell-content()=0" style:apply-style-name="Zero" style:base-cell-address="19x7.C7"/>
      <style:map style:condition="cell-content()!=0" style:apply-style-name="NonZero" style:base-cell-address="19x7.C7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map style:condition="cell-content()=0" style:apply-style-name="Zero" style:base-cell-address="'12x5 wip'.C7"/>
      <style:map style:condition="cell-content()!=0" style:apply-style-name="NonZero" style:base-cell-address="'12x5 wip'.C7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map style:condition="cell-content()=0" style:apply-style-name="Zero" style:base-cell-address="'12x5 wip'.C7"/>
      <style:map style:condition="cell-content()!=0" style:apply-style-name="NonZero" style:base-cell-address="'12x5 wip'.C7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map style:condition="cell-content()=0" style:apply-style-name="Zero" style:base-cell-address="'12x5 wip'.C7"/>
      <style:map style:condition="cell-content()!=0" style:apply-style-name="NonZero" style:base-cell-address="'12x5 wip'.C7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map style:condition="cell-content()=0" style:apply-style-name="Zero" style:base-cell-address="'12x5 wip'.C7"/>
      <style:map style:condition="cell-content()!=0" style:apply-style-name="NonZero" style:base-cell-address="'12x5 wip'.C7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=0" style:apply-style-name="Zero" style:base-cell-address="'12x5 wip'.C7"/>
      <style:map style:condition="cell-content()!=0" style:apply-style-name="NonZero" style:base-cell-address="'12x5 wip'.C7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map style:condition="cell-content()=0" style:apply-style-name="Zero" style:base-cell-address="'12x5 wip'.C7"/>
      <style:map style:condition="cell-content()!=0" style:apply-style-name="NonZero" style:base-cell-address="'12x5 wip'.C7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map style:condition="cell-content()=0" style:apply-style-name="Zero" style:base-cell-address="'12x5 wip'.C7"/>
      <style:map style:condition="cell-content()!=0" style:apply-style-name="NonZero" style:base-cell-address="'12x5 wip'.C7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map style:condition="cell-content()=0" style:apply-style-name="Zero" style:base-cell-address="'12x5 wip'.C7"/>
      <style:map style:condition="cell-content()!=0" style:apply-style-name="NonZero" style:base-cell-address="'12x5 wip'.C7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map style:condition="cell-content()=0" style:apply-style-name="Zero" style:base-cell-address="'12x5 wip'.C7"/>
      <style:map style:condition="cell-content()!=0" style:apply-style-name="NonZero" style:base-cell-address="'12x5 wip'.C7"/>
    </style:style>
  </office:automatic-styles>
  <office:body>
    <office:spreadsheet>
      <table:calculation-settings table:automatic-find-labels="false" table:use-regular-expressions="false" table:use-wildcards="true"/>
      <table:table table:name="19x7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9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ndex of the digit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C2]+1" office:value-type="float" office:value="2" calcext:value-type="float">
            <text:p>2</text:p>
          </table:table-cell>
          <table:table-cell table:number-columns-repeated="4"/>
          <table:table-cell table:formula="of:=[.H2]+1" office:value-type="float" office:value="3" calcext:value-type="float">
            <text:p>3</text:p>
          </table:table-cell>
          <table:table-cell table:number-columns-repeated="4"/>
          <table:table-cell table:formula="of:=[.M2]+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string" calcext:value-type="string">
            <text:p>// COPY THIS (Below is this line)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2"/>
          <table:table-cell table:formula="of:=&quot;static constexpr tMatrixPixelsSize RemapIndexLen = &quot; &amp; [.B21] &amp; &quot;; // &quot; &amp; [.B22]" office:value-type="string" office:string-value="static constexpr tMatrixPixelsSize RemapIndexLen = 133; // 19x7" calcext:value-type="string">
            <text:p>static constexpr tMatrixPixelsSize RemapIndexLen = 133; // 19x7</text:p>
          </table:table-cell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formula="of:=&quot;static constexpr tMatrixPixelsCoord remapArray[&quot; &amp; [.B21] &amp; &quot;] = {&quot;" office:value-type="string" office:string-value="static constexpr tMatrixPixelsCoord remapArray[133] = {" calcext:value-type="string">
            <text:p>static constexpr tMatrixPixelsCoord remapArray[133] = {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J7]+1" office:value-type="float" office:value="20" calcext:value-type="float">
            <text:p>20</text:p>
          </table:table-cell>
          <table:table-cell table:style-name="ce1" table:formula="of:=[.K8]+1" office:value-type="float" office:value="19" calcext:value-type="float">
            <text:p>1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O7]+1" office:value-type="float" office:value="34" calcext:value-type="float">
            <text:p>34</text:p>
          </table:table-cell>
          <table:table-cell table:style-name="ce1" table:formula="of:=[.P8]+1" office:value-type="float" office:value="33" calcext:value-type="float">
            <text:p>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T7]+1" office:value-type="float" office:value="48" calcext:value-type="float">
            <text:p>48</text:p>
          </table:table-cell>
          <table:table-cell table:style-name="ce1" table:formula="of:=[.U8]+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&quot;    &quot; &amp; COM.MICROSOFT.TEXTJOIN(&quot;, &quot;; 1; [.C7:.U7]) &amp; &quot;,&quot;" office:value-type="string" office:string-value="    0, 6, 5, 0, 0, 0, 20, 19, 0, 0, 0, 34, 33, 0, 0, 0, 48, 47, 0," calcext:value-type="string">
            <text:p><text:s text:c="4"/>0, 6, 5, 0, 0, 0, 20, 19, 0, 0, 0, 34, 33, 0, 0, 0, 48, 47, 0,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I7]+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K9]+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N7]+1" office:value-type="float" office:value="35" calcext:value-type="float">
            <text:p>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P9]+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S7]+1" office:value-type="float" office:value="49" calcext:value-type="float">
            <text:p>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U9]+1" office:value-type="float" office:value="46" calcext:value-type="float">
            <text:p>46</text:p>
          </table:table-cell>
          <table:table-cell/>
          <table:table-cell table:formula="of:=&quot;    &quot; &amp; COM.MICROSOFT.TEXTJOIN(&quot;, &quot;; 1; [.C8:.U8]) &amp; &quot;,&quot;" office:value-type="string" office:string-value="    7, 0, 0, 4, 0, 21, 0, 0, 18, 0, 35, 0, 0, 32, 0, 49, 0, 0, 46," calcext:value-type="string">
            <text:p><text:s text:c="4"/>7, 0, 0, 4, 0, 21, 0, 0, 18, 0, 35, 0, 0, 32, 0, 49, 0, 0, 46,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H8]+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0]+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M8]+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O10]+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R8]+1" office:value-type="float" office:value="50" calcext:value-type="float">
            <text:p>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T10]+1" office:value-type="float" office:value="45" calcext:value-type="float">
            <text:p>45</text:p>
          </table:table-cell>
          <table:table-cell/>
          <table:table-cell table:formula="of:=&quot;    &quot; &amp; COM.MICROSOFT.TEXTJOIN(&quot;, &quot;; 1; [.C9:.U9]) &amp; &quot;,&quot;" office:value-type="string" office:string-value="    8, 0, 0, 3, 0, 22, 0, 0, 17, 0, 36, 0, 0, 31, 0, 50, 0, 0, 45," calcext:value-type="string">
            <text:p><text:s text:c="4"/>8, 0, 0, 3, 0, 22, 0, 0, 17, 0, 36, 0, 0, 31, 0, 50, 0, 0, 45,</text:p>
          </table:table-cell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H15]" office:value-type="float" office:value="15" calcext:value-type="float">
            <text:p>15</text:p>
          </table:table-cell>
          <table:table-cell table:style-name="ce1" table:formula="of:=[.I10]+1" office:value-type="float" office:value="16" calcext:value-type="float">
            <text:p>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M15]" office:value-type="float" office:value="29" calcext:value-type="float">
            <text:p>29</text:p>
          </table:table-cell>
          <table:table-cell table:style-name="ce1" table:formula="of:=[.N10]+1" office:value-type="float" office:value="30" calcext:value-type="float">
            <text:p>3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R15]" office:value-type="float" office:value="43" calcext:value-type="float">
            <text:p>43</text:p>
          </table:table-cell>
          <table:table-cell table:style-name="ce1" table:formula="of:=[.S10]+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&quot;    &quot; &amp; COM.MICROSOFT.TEXTJOIN(&quot;, &quot;; 1; [.C10:.U10]) &amp; &quot;,&quot;" office:value-type="string" office:string-value="    0, 1, 2, 0, 0, 0, 15, 16, 0, 0, 0, 29, 30, 0, 0, 0, 43, 44, 0," calcext:value-type="string">
            <text:p><text:s text:c="4"/>0, 1, 2, 0, 0, 0, 15, 16, 0, 0, 0, 29, 30, 0, 0, 0, 43, 44, 0,</text:p>
          </table:table-cell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H9]+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K12]+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M9]+1" office:value-type="float" office:value="37" calcext:value-type="float">
            <text:p>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P12]+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R9]+1" office:value-type="float" office:value="51" calcext:value-type="float">
            <text:p>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U12]+1" office:value-type="float" office:value="56" calcext:value-type="float">
            <text:p>56</text:p>
          </table:table-cell>
          <table:table-cell/>
          <table:table-cell table:formula="of:=&quot;    &quot; &amp; COM.MICROSOFT.TEXTJOIN(&quot;, &quot;; 1; [.C11:.U11]) &amp; &quot;,&quot;" office:value-type="string" office:string-value="    9, 0, 0, 14, 0, 23, 0, 0, 28, 0, 37, 0, 0, 42, 0, 51, 0, 0, 56," calcext:value-type="string">
            <text:p><text:s text:c="4"/>9, 0, 0, 14, 0, 23, 0, 0, 28, 0, 37, 0, 0, 42, 0, 51, 0, 0, 56,</text:p>
          </table:table-cell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H11]+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3]+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M11]+1" office:value-type="float" office:value="38" calcext:value-type="float">
            <text:p>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O13]+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R11]+1" office:value-type="float" office:value="52" calcext:value-type="float">
            <text:p>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T13]+1" office:value-type="float" office:value="55" calcext:value-type="float">
            <text:p>55</text:p>
          </table:table-cell>
          <table:table-cell/>
          <table:table-cell table:formula="of:=&quot;    &quot; &amp; COM.MICROSOFT.TEXTJOIN(&quot;, &quot;; 1; [.C12:.U12]) &amp; &quot;,&quot;" office:value-type="string" office:string-value="    10, 0, 0, 13, 0, 24, 0, 0, 27, 0, 38, 0, 0, 41, 0, 52, 0, 0, 55," calcext:value-type="string">
            <text:p><text:s text:c="4"/>10, 0, 0, 13, 0, 24, 0, 0, 27, 0, 38, 0, 0, 41, 0, 52, 0, 0, 55,</text:p>
          </table:table-cell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H12]+1" office:value-type="float" office:value="25" calcext:value-type="float">
            <text:p>25</text:p>
          </table:table-cell>
          <table:table-cell table:style-name="ce1" table:formula="of:=[.I13]+1" office:value-type="float" office:value="26" calcext:value-type="float">
            <text:p>2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M12]+1" office:value-type="float" office:value="39" calcext:value-type="float">
            <text:p>39</text:p>
          </table:table-cell>
          <table:table-cell table:style-name="ce1" table:formula="of:=[.N13]+1" office:value-type="float" office:value="40" calcext:value-type="float">
            <text:p>4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R12]+1" office:value-type="float" office:value="53" calcext:value-type="float">
            <text:p>53</text:p>
          </table:table-cell>
          <table:table-cell table:style-name="ce1" table:formula="of:=[.S13]+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&quot;    &quot; &amp; COM.MICROSOFT.TEXTJOIN(&quot;, &quot;; 1; [.C13:.U13]) &amp; &quot;,&quot;" office:value-type="string" office:string-value="    0, 11, 12, 0, 0, 0, 25, 26, 0, 0, 0, 39, 40, 0, 0, 0, 53, 54, 0," calcext:value-type="string">
            <text:p><text:s text:c="4"/>0, 11, 12, 0, 0, 0, 25, 26, 0, 0, 0, 39, 40, 0, 0, 0, 53, 54, 0,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};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-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number-columns-repeated="22"/>
          <table:table-cell table:formula="of:=&quot;static constexpr tMatrixPixelsSize RemapDestMatrixLen = &quot; &amp; [.B20] * 7 * 2 &amp; &quot;;&quot;" office:value-type="string" office:string-value="static constexpr tMatrixPixelsSize RemapDestMatrixLen = 56;" calcext:value-type="string">
            <text:p>static constexpr tMatrixPixelsSize RemapDestMatrixLen = 56;</text:p>
          </table:table-cell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Last index of the digit:</text:p>
          </table:table-cell>
          <table:table-cell table:formula="of:=[.R2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rce Area Count:</text:p>
          </table:table-cell>
          <table:table-cell table:formula="of:=[.U6]*[.B13]" office:value-type="float" office:value="133" calcext:value-type="float">
            <text:p>13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rce Area Size:</text:p>
          </table:table-cell>
          <table:table-cell table:formula="of:= [.U6] &amp;&quot;x&quot; &amp; [.B13]" office:value-type="string" office:string-value="19x7" calcext:value-type="string">
            <text:p>19x7</text:p>
          </table:table-cell>
          <table:table-cell table:number-columns-repeated="21"/>
        </table:table-row>
        <table:table-row table:style-name="ro1" table:number-rows-repeated="1048553">
          <table:table-cell table:number-columns-repeated="23"/>
        </table:table-row>
        <table:table-row table:style-name="ro1">
          <table:table-cell table:number-columns-repeated="23"/>
        </table:table-row>
        <calcext:conditional-formats>
          <calcext:conditional-format calcext:target-range-address="19x7.C7:19x7.U13">
            <calcext:condition calcext:apply-style-name="Zero" calcext:value="=0" calcext:base-cell-address="19x7.C7"/>
            <calcext:condition calcext:apply-style-name="NonZero" calcext:value="!=0" calcext:base-cell-address="19x7.C7"/>
          </calcext:conditional-format>
        </calcext:conditional-formats>
      </table:table>
      <table:table table:name="12x5 wip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2" table:default-cell-style-name="Default"/>
        <table:table-column table:style-name="co4" table:number-columns-repeated="2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ndex of the digit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C2]+1" office:value-type="float" office:value="2" calcext:value-type="float">
            <text:p>2</text:p>
          </table:table-cell>
          <table:table-cell table:number-columns-repeated="2"/>
          <table:table-cell table:formula="of:=[.F2]+1" office:value-type="float" office:value="3" calcext:value-type="float">
            <text:p>3</text:p>
          </table:table-cell>
          <table:table-cell table:number-columns-repeated="2"/>
          <table:table-cell table:formula="of:=[.I2]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// COPY THIS (Below is this line)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table:formula="of:=&quot;static constexpr tMatrixPixelsSize RemapIndexLen = &quot; &amp; [.B19] &amp; &quot;; // &quot; &amp; [.B20]" office:value-type="string" office:string-value="static constexpr tMatrixPixelsSize RemapIndexLen = 60; // 12x5" calcext:value-type="string">
            <text:p>static constexpr tMatrixPixelsSize RemapIndexLen = 60; // 12x5</text:p>
          </table:table-cell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formula="of:=&quot;static constexpr tMatrixPixelsCoord remapArray[&quot; &amp; [.B19] &amp; &quot;] = {&quot;" office:value-type="string" office:string-value="static constexpr tMatrixPixelsCoord remapArray[60] = {" calcext:value-type="string">
            <text:p>static constexpr tMatrixPixelsCoord remapArray[60] = {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table:formula="of:=[.H8]+1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table:formula="of:=[.K8]+1" office:value-type="float" office:value="17" calcext:value-type="float">
            <text:p>17</text:p>
          </table:table-cell>
          <table:table-cell table:style-name="ce1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table:formula="of:=[.N8]+1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formula="of:=&quot;    &quot; &amp; COM.MICROSOFT.TEXTJOIN(&quot;, &quot;; 1; [.C7:.N7]) &amp; &quot;,&quot;" office:value-type="string" office:string-value="    0, 3, 0, 0, 10, 0, 0, 17, 0, 0, 24, 0," calcext:value-type="string">
            <text:p><text:s text:c="4"/>0, 3, 0, 0, 10, 0, 0, 17, 0, 0, 24, 0,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9" table:formula="of:=[.G7]+1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style-name="ce15" table:formula="of:=[.G9]+1" office:value-type="float" office:value="9" calcext:value-type="float">
            <text:p>9</text:p>
          </table:table-cell>
          <table:table-cell table:style-name="ce9" table:formula="of:=[.J7]+1" office:value-type="float" office:value="18" calcext:value-type="float">
            <text:p>18</text:p>
          </table:table-cell>
          <table:table-cell table:style-name="ce12" office:value-type="float" office:value="0" calcext:value-type="float">
            <text:p>0</text:p>
          </table:table-cell>
          <table:table-cell table:style-name="ce15" table:formula="of:=[.J9]+1" office:value-type="float" office:value="16" calcext:value-type="float">
            <text:p>16</text:p>
          </table:table-cell>
          <table:table-cell table:style-name="ce9" table:formula="of:=[.M7]+1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5" table:formula="of:=[.M9]+1" office:value-type="float" office:value="23" calcext:value-type="float">
            <text:p>23</text:p>
          </table:table-cell>
          <table:table-cell/>
          <table:table-cell table:formula="of:=&quot;    &quot; &amp; COM.MICROSOFT.TEXTJOIN(&quot;, &quot;; 1; [.C8:.N8]) &amp; &quot;,&quot;" office:value-type="string" office:string-value="    4, 0, 2, 11, 0, 9, 18, 0, 16, 25, 0, 23," calcext:value-type="string">
            <text:p><text:s text:c="4"/>4, 0, 2, 11, 0, 9, 18, 0, 16, 25, 0, 23,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table:formula="of:=[.F13]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table:formula="of:=[.I13]" office:value-type="float" office:value="15" calcext:value-type="float">
            <text:p>15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table:formula="of:=[.L13]" office:value-type="float" office:value="22" calcext:value-type="float">
            <text:p>22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formula="of:=&quot;    &quot; &amp; COM.MICROSOFT.TEXTJOIN(&quot;, &quot;; 1; [.C9:.N9]) &amp; &quot;,&quot;" office:value-type="string" office:string-value="    0, 1, 0, 0, 8, 0, 0, 15, 0, 0, 22, 0," calcext:value-type="string">
            <text:p><text:s text:c="4"/>0, 1, 0, 0, 8, 0, 0, 15, 0, 0, 22, 0,</text:p>
          </table:table-cell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9" table:formula="of:=[.F8]+1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5" table:formula="of:=[.G11]+1" office:value-type="float" office:value="14" calcext:value-type="float">
            <text:p>14</text:p>
          </table:table-cell>
          <table:table-cell table:style-name="ce9" table:formula="of:=[.I8]+1" office:value-type="float" office:value="19" calcext:value-type="float">
            <text:p>19</text:p>
          </table:table-cell>
          <table:table-cell table:style-name="ce12" office:value-type="float" office:value="0" calcext:value-type="float">
            <text:p>0</text:p>
          </table:table-cell>
          <table:table-cell table:style-name="ce15" table:formula="of:=[.J11]+1" office:value-type="float" office:value="21" calcext:value-type="float">
            <text:p>21</text:p>
          </table:table-cell>
          <table:table-cell table:style-name="ce9" table:formula="of:=[.L8]+1" office:value-type="float" office:value="26" calcext:value-type="float">
            <text:p>26</text:p>
          </table:table-cell>
          <table:table-cell table:style-name="ce12" office:value-type="float" office:value="0" calcext:value-type="float">
            <text:p>0</text:p>
          </table:table-cell>
          <table:table-cell table:style-name="ce15" table:formula="of:=[.M11]+1" office:value-type="float" office:value="28" calcext:value-type="float">
            <text:p>28</text:p>
          </table:table-cell>
          <table:table-cell/>
          <table:table-cell table:formula="of:=&quot;    &quot; &amp; COM.MICROSOFT.TEXTJOIN(&quot;, &quot;; 1; [.C10:.N10]) &amp; &quot;,&quot;" office:value-type="string" office:string-value="    5, 0, 7, 12, 0, 14, 19, 0, 21, 26, 0, 28," calcext:value-type="string">
            <text:p><text:s text:c="4"/>5, 0, 7, 12, 0, 14, 19, 0, 21, 26, 0, 28,</text:p>
          </table:table-cell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F10]+1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I10]+1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L10]+1" office:value-type="float" office:value="27" calcext:value-type="float">
            <text:p>27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formula="of:=&quot;    &quot; &amp; COM.MICROSOFT.TEXTJOIN(&quot;, &quot;; 1; [.C11:.N11]) &amp; &quot;,&quot;" office:value-type="string" office:string-value="    0, 6, 0, 0, 13, 0, 0, 20, 0, 0, 27, 0," calcext:value-type="string">
            <text:p><text:s text:c="4"/>0, 6, 0, 0, 13, 0, 0, 20, 0, 0, 27, 0,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};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15"/>
          <table:table-cell table:formula="of:=&quot;static constexpr tMatrixPixelsSize RemapDestMatrixLen = &quot; &amp; [.B18] * 7 * 2 &amp; &quot;;&quot;" office:value-type="string" office:string-value="static constexpr tMatrixPixelsSize RemapDestMatrixLen = 56;" calcext:value-type="string">
            <text:p>static constexpr tMatrixPixelsSize RemapDestMatrixLen = 56;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Last index of the digit:</text:p>
          </table:table-cell>
          <table:table-cell table:formula="of:=[.L2]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urce Area Count:</text:p>
          </table:table-cell>
          <table:table-cell table:formula="of:=[.N6]*[.B11]"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urce Area Size:</text:p>
          </table:table-cell>
          <table:table-cell table:formula="of:= [.N6] &amp;&quot;x&quot; &amp; [.B11]" office:value-type="string" office:string-value="12x5" calcext:value-type="string">
            <text:p>12x5</text:p>
          </table:table-cell>
          <table:table-cell table:number-columns-repeated="14"/>
        </table:table-row>
        <table:table-row table:style-name="ro1" table:number-rows-repeated="1048555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'12x5 wip'.C7:'12x5 wip'.N11">
            <calcext:condition calcext:apply-style-name="Zero" calcext:value="=0" calcext:base-cell-address="'12x5 wip'.C7"/>
            <calcext:condition calcext:apply-style-name="NonZero" calcext:value="!=0" calcext:base-cell-address="'12x5 wip'.C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Zero" style:family="table-cell" style:parent-style-name="Default">
      <style:table-cell-properties fo:background-color="#666666" style:diagonal-bl-tr="none" style:diagonal-tl-br="none"/>
      <style:text-properties fo:color="#cccccc"/>
    </style:style>
    <style:style style:name="NonZero" style:family="table-cell" style:parent-style-name="Default">
      <style:table-cell-properties fo:background-color="#ffd428"/>
      <style:text-properties fo:font-size="12pt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/00/0000</text:date>, <text:time style:data-style-name="N2" text:time-value="15:06:28.195028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7T09:46:52.688009700</meta:creation-date>
    <dc:date>2025-12-28T18:17:03.492023900</dc:date>
    <meta:editing-duration>PT8H9M10S</meta:editing-duration>
    <meta:editing-cycles>22</meta:editing-cycles>
    <meta:generator>LibreOffice/25.8.3.2$Windows_X86_64 LibreOffice_project/8ca8d55c161d602844f5428fa4b58097424e324e</meta:generator>
    <meta:document-statistic meta:table-count="2" meta:cell-count="290" meta:object-count="0"/>
  </office:meta>
</office:document-meta>
</file>